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officeooo:paragraph-rsid="0011c6de"/>
    </style:style>
    <style:style style:name="P2" style:family="paragraph" style:parent-style-name="Standard">
      <style:text-properties fo:font-variant="normal" fo:text-transform="none" officeooo:rsid="0011c6de" officeooo:paragraph-rsid="0011c6de"/>
    </style:style>
    <style:style style:name="P3" style:family="paragraph" style:parent-style-name="Standard">
      <style:text-properties fo:font-variant="normal" fo:text-transform="none" officeooo:rsid="0014b1e2" officeooo:paragraph-rsid="0014b1e2"/>
    </style:style>
    <style:style style:name="P4" style:family="paragraph" style:parent-style-name="Standard">
      <style:text-properties fo:font-variant="normal" fo:text-transform="none" officeooo:rsid="0014b1e2" officeooo:paragraph-rsid="001c792d"/>
    </style:style>
    <style:style style:name="P5" style:family="paragraph" style:parent-style-name="Standard">
      <style:text-properties fo:font-variant="normal" fo:text-transform="none" officeooo:rsid="0014b1e2" officeooo:paragraph-rsid="001e25f8"/>
    </style:style>
    <style:style style:name="P6" style:family="paragraph" style:parent-style-name="Standard">
      <style:text-properties fo:font-variant="normal" fo:text-transform="none" officeooo:paragraph-rsid="0014b1e2"/>
    </style:style>
    <style:style style:name="P7" style:family="paragraph" style:parent-style-name="Standard">
      <style:text-properties fo:font-variant="normal" fo:text-transform="none" officeooo:rsid="00166cf2" officeooo:paragraph-rsid="00166cf2"/>
    </style:style>
    <style:style style:name="P8" style:family="paragraph" style:parent-style-name="Standard">
      <style:text-properties fo:font-variant="normal" fo:text-transform="none" officeooo:paragraph-rsid="00172313" style:font-weight-asian="normal" loext:shadow="none"/>
    </style:style>
    <style:style style:name="P9" style:family="paragraph" style:parent-style-name="Standard">
      <style:text-properties fo:font-variant="normal" fo:text-transform="none" officeooo:rsid="0018e68d" officeooo:paragraph-rsid="0018e68d" style:font-weight-asian="normal" loext:shadow="none"/>
    </style:style>
    <style:style style:name="P10" style:family="paragraph" style:parent-style-name="Standard">
      <style:text-properties fo:font-variant="normal" fo:text-transform="none" officeooo:rsid="001e25f8" officeooo:paragraph-rsid="001e25f8"/>
    </style:style>
    <style:style style:name="P11" style:family="paragraph" style:parent-style-name="Text_20_body">
      <style:text-properties fo:font-variant="normal" fo:text-transform="none"/>
    </style:style>
    <style:style style:name="P12" style:family="paragraph" style:parent-style-name="Text_20_body">
      <style:text-properties fo:font-variant="normal" fo:text-transform="none" style:font-weight-asian="normal" loext:shadow="none"/>
    </style:style>
    <style:style style:name="P13" style:family="paragraph" style:parent-style-name="Title">
      <style:text-properties fo:font-variant="normal" fo:text-transform="none"/>
    </style:style>
    <style:style style:name="P14" style:family="paragraph" style:parent-style-name="Subtitle">
      <style:text-properties fo:text-transform="uppercase" style:font-weight-asian="normal" loext:shadow="none"/>
    </style:style>
    <style:style style:name="P15" style:family="paragraph" style:parent-style-name="Subtitle">
      <style:text-properties fo:font-variant="normal" fo:text-transform="none"/>
    </style:style>
    <style:style style:name="T1" style:family="text">
      <style:text-properties fo:color="#212121" style:font-name="Segoe UI" fo:font-size="10.5pt" fo:letter-spacing="normal" fo:font-style="normal" fo:font-weight="normal"/>
    </style:style>
    <style:style style:name="T2" style:family="text">
      <style:text-properties fo:color="#212121" style:font-name="Segoe UI" fo:font-size="10.5pt" fo:letter-spacing="normal" fo:font-style="normal" fo:font-weight="normal" officeooo:rsid="0011c6de"/>
    </style:style>
    <style:style style:name="T3" style:family="text">
      <style:text-properties fo:color="#212121" style:font-name="Segoe UI" fo:font-size="10.5pt" fo:letter-spacing="normal" fo:font-style="normal" fo:font-weight="normal" officeooo:rsid="00172313"/>
    </style:style>
    <style:style style:name="T4" style:family="text">
      <style:text-properties fo:color="#212121" style:font-name="Segoe UI" fo:font-size="10.5pt" fo:letter-spacing="normal" fo:font-style="normal" fo:font-weight="normal" officeooo:rsid="001e25f8"/>
    </style:style>
    <style:style style:name="T5" style:family="text">
      <style:text-properties officeooo:rsid="0019ced8"/>
    </style:style>
    <style:style style:name="T6" style:family="text">
      <style:text-properties officeooo:rsid="001ad978"/>
    </style:style>
    <style:style style:name="T7" style:family="text">
      <style:text-properties officeooo:rsid="001c792d"/>
    </style:style>
    <style:style style:name="T8" style:family="text">
      <style:text-properties officeooo:rsid="001e25f8"/>
    </style:style>
    <style:style style:name="T9" style:family="text">
      <style:text-properties style:text-underline-style="solid" style:text-underline-type="double" style:text-underline-width="auto" style:text-underline-color="font-color" officeooo:rsid="0019ce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ovi algoritam pretrage u KLEE-u </text:p>
      <text:p text:style-name="P1"/>
      <text:p text:style-name="P15">Šta je KLEE?</text:p>
      <text:p text:style-name="P2"/>
      <text:p text:style-name="P2">Klee je javno dostupan alat koji <text:span text:style-name="T6">s</text:span>lu<text:span text:style-name="T6">ž</text:span>i za simboli<text:span text:style-name="T6">č</text:span>ko izvr<text:span text:style-name="T6">š</text:span>avanje programa i za automatsko generisanje test primera. Klee vr<text:span text:style-name="T6">š</text:span>i analizu nad llvm kodom i koristi SMT re<text:span text:style-name="T6">š</text:span>ava<text:span text:style-name="T6">č</text:span> STP za proveravanje uslova ispravnosti koje generi<text:span text:style-name="T6">š</text:span>e. Klee koristi nekoliko optimizacija i heuristika za pobolj<text:span text:style-name="T6">š</text:span>avanje pokrivenosti koda prilikom simboli<text:span text:style-name="T6">čk</text:span>og izvr<text:span text:style-name="T6">š</text:span>avanja. <text:span text:style-name="T6">K</text:span>oristi se i kao sastavni deo raznih platformi za razvijanje novih alata za analizu programa. <text:span text:style-name="T6">D</text:span>va cilja <text:span text:style-name="T6">su </text:span>da pokrije svaku liniju izvornog koda u programu <text:span text:style-name="T6">i</text:span> da detektuje svaku opasnu operaciju ako postoji ijedna ulazna vrednost koja mo<text:span text:style-name="T6">ž</text:span>e da prouzrokuje gre<text:span text:style-name="T6">š</text:span>ku. <text:span text:style-name="T6">Istraživanja su pokazala da su t</text:span>estovi koje je generisao, postigli pokrivenost od preko 90% i zna<field:fieldmark-start/><text:span text:style-name="T7">č</text:span>jno prevazi<field:fieldmark-start/><text:span text:style-name="T6">š</text:span>li pokrivenost ru<field:fieldmark-start/><text:span text:style-name="T6">č</text:span>no napisanih testova od strane programera. </text:p>
      <text:p text:style-name="P2"/>
      <text:p text:style-name="P2">Simboli<field:fieldmark-start/><text:span text:style-name="T7">č</text:span>ko izvr<field:fieldmark-start/><text:span text:style-name="T7">š</text:span>avanje automatski generi<field:fieldmark-start/><text:span text:style-name="T7">š</text:span>e ulaze za testiranje. Ideja ovakvog izvr<field:fieldmark-start/><text:span text:style-name="T7">š</text:span>avanja je da se izbegne ru<field:fieldmark-start/><text:span text:style-name="T7">č</text:span>no testiranje i nasumi<field:fieldmark-start/><text:span text:style-name="T7">č</text:span>no biranje ulaznih vrednosti pri testiranju programa. Ulazi pri ovakvom na<field:fieldmark-start/><text:span text:style-name="T7">č</text:span>inu izvr<field:fieldmark-start/><text:span text:style-name="T7">š</text:span>avanja su proizvoljno izabrani simboli (npr. simbol λ) koji normalno u<field:fieldmark-start/><text:span text:style-name="T7">č</text:span>estvuju u svim izra<field:fieldmark-start/><text:span text:style-name="T7">č</text:span>unavanjima u okviru koda (prate<text:span text:style-name="T7">ć</text:span>i normalan tok izvr<field:fieldmark-start/><text:span text:style-name="T7">š</text:span>avanja programa). Kada do<text:span text:style-name="T7">đe</text:span> do uslovnog grananja u okviru izvr<field:fieldmark-start/><text:span text:style-name="T7">š</text:span>avanja programa, u <field:fieldmark-start/><text:span text:style-name="T7">č</text:span>ijem uslovu u<field:fieldmark-start/><text:span text:style-name="T7">č</text:span>estvuju pomenuti simboli, sistem prati obe grane i generi<field:fieldmark-start/><text:span text:style-name="T7">š</text:span>e skup ograni<field:fieldmark-start/><text:span text:style-name="T7">č</text:span>enja (tkz. uslov putanje) koja moraju da va<field:fieldmark-start/><text:span text:style-name="T7">ž</text:span>e u toj grani. U trenutku kada se u jednoj od grana otkrije bag, izabrani simbol dobija konkretan skup vrednosti na osnovu uslova te putanje u kojoj se bag dogodio.</text:p>
      <text:p text:style-name="P2"/>
      <text:p text:style-name="P2">Pri izvr<field:fieldmark-start/><text:span text:style-name="T7">š</text:span>avanju, KLEE ima za cilj da pro<text:span text:style-name="T7">đ</text:span>e kroz svaku liniju koda koji je mogu<text:span text:style-name="T7">ć</text:span>e izvr<field:fieldmark-start/><text:span text:style-name="T7">š</text:span>iti i da detektuje ulazne vrednosti koje potencijalno mogu dovesti do gre<field:fieldmark-start/><text:span text:style-name="T7">š</text:span>ke pri izvr<field:fieldmark-start/><text:span text:style-name="T7">š</text:span>avanju odre<text:span text:style-name="T7">đ</text:span>enih ra<field:fieldmark-start/><text:span text:style-name="T7">č</text:span>unskih operacija. Za razliku od normalnog izvr<field:fieldmark-start/><text:span text:style-name="T7">š</text:span>avanja gde se na osnovu ulaza dobija rezultat operacija, simboli<field:fieldmark-start/><text:span text:style-name="T7">č</text:span>kim izvr<text:span text:style-name="T7">š</text:span>avanjem se generi<field:fieldmark-start/><text:span text:style-name="T7">š</text:span>u ograni<field:fieldmark-start/><text:span text:style-name="T7">č</text:span>enja koja jasno opisuju skup mogu<text:span text:style-name="T7">ć</text:span>ih vrednosti tih istih operacija.</text:p>
      <text:p text:style-name="P2"/>
      <text:p text:style-name="P2"/>
      <text:p text:style-name="P15">ARHITEKTURA:</text:p>
      <text:p text:style-name="P3"/>
      <text:p text:style-name="P4">Svaki simboli<field:fieldmark-start/><text:span text:style-name="T7">č</text:span>ki proces ima njemu pridru<field:fieldmark-start/><text:span text:style-name="T7">ž</text:span>en registarski fajl, stek, hip, programski broja<field:fieldmark-start/><text:span text:style-name="T7">č</text:span> i uslov putanje. Ovakvu reprezentaciju simboli<field:fieldmark-start/><text:span text:style-name="T7">č</text:span>kih procesa nazivamo stanje. KLEE prolazi kroz veliki broj ovih stanja prilikom generisanja testova za jedan program. On se izvr<field:fieldmark-start/><text:span text:style-name="T7">š</text:span>ava u jednoj petlji koja odre<text:span text:style-name="T7">đ</text:span>uje redosled odabira stanja <field:fieldmark-start/><text:span text:style-name="T7">č</text:span>ije se vrednosti uzimaju pri simboli<field:fieldmark-start/><text:span text:style-name="T7">č</text:span>kom izvr<field:fieldmark-start/><text:span text:style-name="T7">š</text:span>avanju koda. Petlja se izvr<field:fieldmark-start/><text:span text:style-name="T7">š</text:span>ava sve dok se ne obi<text:span text:style-name="T7">đ</text:span>e kod sa svim stanjima ili dok ne istekne maksimalno zadato vreme za izvr<field:fieldmark-start/><text:span text:style-name="T7">š</text:span>avanje. Ova stanja, za razliku od stanja normalnih procesa, predstavljena su u vidu stabla izraza gde su listovi simboli<field:fieldmark-start/><text:span text:style-name="T7">č</text:span>ke promenljive ili konstante, a <field:fieldmark-start/><text:span text:style-name="T7">č</text:span>vorovi su operacije u LLVM jeziku asemblera (npr. operacije pore<text:span text:style-name="T7">đ</text:span>enja ili aritmeti<field:fieldmark-start/><text:span text:style-name="T7">č</text:span>ke operacije).</text:p>
      <text:p text:style-name="P4"/>
      <text:p text:style-name="P4">Pogledajmo primer: </text:p>
      <text:p text:style-name="P4">%dst = add i32 %src0, %src1 </text:p>
      <text:p text:style-name="P4">u kojem operacija sabiranja ima dva argumenta %src0 i %src1, izraz 3 Add(%src0, %src1)</text:p>
      <text:p text:style-name="P4"><text:s/>dodeljuje se registru %dst. Prilikom gra<text:span text:style-name="T7">đ</text:span>enja ovog izraza proverava se da li su argumenti konkretne vrednosti (konstante) i ukoliko jesu primenjuje se operacija sabiranja i rezultat se dodeljuje registru. Uslovi grananja su bulovski izrazi koji mogu imati vrednosti true ili false, od <text:soft-page-break/>kojih zavisi dalji tok programa. Tako<text:span text:style-name="T8">đ</text:span>e, KLEE mo<field:fieldmark-start/><text:span text:style-name="T8">ž</text:span>e proveriti da li su ovi uslovi uvek zadovoljeni ili uvek nezadovoljeni i na osnovu toga ispratiti samo jedan (od mogu<text:span text:style-name="T8">ća</text:span> dva) tok programa. U suprotnom, obe grane se moraju ispratiti pri <field:fieldmark-start/><text:span text:style-name="T8">č</text:span>emu se kopira stanje simboli<field:fieldmark-start/><text:span text:style-name="T8">č</text:span>kih procesa. Ono <field:fieldmark-start/><text:span text:style-name="T8">š</text:span>to je jo<field:fieldmark-start/>s zanimljivo za KLEE su potencijalno opasne operacije koje mogu uticati na generisanje skupa testova, npr. deljenje je opasna operacija zbog mogu<text:span text:style-name="T8">ć</text:span>nosti deljenja nulom.</text:p>
      <text:p text:style-name="P3"/>
      <text:p text:style-name="P3"/>
      <text:p text:style-name="P15">PROLAZAK KROZ STABLO</text:p>
      <text:p text:style-name="P3"/>
      <text:p text:style-name="P5">Stablo stanja mo<field:fieldmark-start/><text:span text:style-name="T8">ž</text:span>e biti veoma slo<field:fieldmark-start/><text:span text:style-name="T8">ž</text:span>eno, pa je potrebno prona<text:span text:style-name="T8">ć</text:span>i optimalan na<field:fieldmark-start/><text:span text:style-name="T8">č</text:span>in za prolazak kroz sve delove stabla. KLEE koristi slede<text:span text:style-name="T8">ć</text:span>e dve heuristike pretrage: </text:p>
      <text:p text:style-name="P5">• Nasumi<field:fieldmark-start/><text:span text:style-name="T8">č</text:span>no biranje putanje - Slede<text:span text:style-name="T8">ć</text:span>e stanje za izvr<field:fieldmark-start/><text:span text:style-name="T8">š</text:span>enje se bira tako <field:fieldmark-start/><text:span text:style-name="T8">š</text:span>to se putuje kroz binarno stablo od korena i na svakom grananju se nasumi<field:fieldmark-start/><text:span text:style-name="T8">č</text:span>no bira putanja, tako da svaki skup stanja ima istu <field:fieldmark-start/><text:span text:style-name="T8">š</text:span>ansu da bude izabran bez obzira na veli<field:fieldmark-start/><text:span text:style-name="T8">č</text:span>inu podstabla. <text:s/></text:p>
      <text:p text:style-name="P5">• Pretraga bazirana na pokrivenosti - Izra<field:fieldmark-start/><text:span text:style-name="T8">č</text:span>unava koja stanja imaju najve<text:span text:style-name="T8">ć</text:span>u <field:fieldmark-start/><text:span text:style-name="T8">š</text:span>ansu da pro<text:span text:style-name="T8">đ</text:span>u kroz novi kod u bli<text:span text:style-name="T8">ž</text:span>oj budu<text:span text:style-name="T8">ć</text:span>nosti i na osnovu toga dodeljuje odre<text:span text:style-name="T8">đ</text:span>enu te<field:fieldmark-start/><text:span text:style-name="T8">ž</text:span>inu svim stanjima. </text:p>
      <text:p text:style-name="P5"/>
      <text:p text:style-name="P5">KLEE ove dve strategije koristi naizmeni<field:fieldmark-start/><text:span text:style-name="T8">č</text:span>no i time umanjuje mane pojedina<field:fieldmark-start/><text:span text:style-name="T8">č</text:span>nih strategija i podi<field:fieldmark-start/><text:span text:style-name="T8">ž</text:span>e sveukupnu efektivnost.</text:p>
      <text:p text:style-name="P3"/>
      <text:p text:style-name="P3"/>
      <text:p text:style-name="P6"/>
      <text:p text:style-name="P1"/>
      <text:p text:style-name="P15">UPOTREBA </text:p>
      <text:p text:style-name="P7"/>
      <text:p text:style-name="P7">Statisti<text:span text:style-name="T8">č</text:span>ke informacije u vezi sa izvr<text:span text:style-name="T8">š</text:span>avanjem Klee alata nad nekim bitkodom, kao <text:span text:style-name="T8">š</text:span>to su broj izvr<text:span text:style-name="T8">š</text:span>enih instrukcija, pokrivenost instukcija bitkoda, pokrivenost grana bitkoda i sli<text:span text:style-name="T8">č</text:span>no, mo<text:span text:style-name="T8">ž</text:span>emo dobiti pomo<text:span text:style-name="T8">ć</text:span>u Python skripta me<text:span text:style-name="T8">sa</text:span>ure_time.<text:span text:style-name="T8">sh. </text:span>Informacije se prikazuju u tabelarnoj formi.</text:p>
      <text:p text:style-name="P7"/>
      <text:p text:style-name="P7">Legendu za tabelu mo<text:span text:style-name="T8">ž</text:span>emo dobiti pomo<text:span text:style-name="T8">ć</text:span>u opcije --help.</text:p>
      <text:p text:style-name="P7"/>
      <text:p text:style-name="P7">LEGEND -------- --------------------------------------------- </text:p>
      <text:p text:style-name="P7">Instrs - number of executed instructions </text:p>
      <text:p text:style-name="P7">Time - total wall time (s) </text:p>
      <text:p text:style-name="P7">Icov - instruction coverage in the LLVM bitcode (%) </text:p>
      <text:p text:style-name="P7">Bcov - <text:s/>branch coverage in the LLVM bitcode (%) </text:p>
      <text:p text:style-name="P7">Icount - total static instructions in the LLVM bitcode </text:p>
      <text:p text:style-name="P7">Tsolver - time spent in the constraint solver</text:p>
      <text:p text:style-name="P7"/>
      <text:p text:style-name="P14">opis rešenja problema</text:p>
      <text:p text:style-name="P12"/>
      <text:p text:style-name="P10"/>
      <text:p text:style-name="P8"><text:span text:style-name="T1">U okviru KLEEa postoji ve</text:span><text:span text:style-name="T2">ć</text:span><text:span text:style-name="T1">i broj razli</text:span><text:span text:style-name="T4">č</text:span><text:span text:style-name="T1">itih vrsta pretrage (</text:span><text:span text:style-name="T4">š</text:span><text:span text:style-name="T1">to </text:span><text:span text:style-name="T3">možemo</text:span><text:line-break/><text:span text:style-name="T1">da vidite npr. u okviru UserSearcher.cpp fajla). </text:span><text:span text:style-name="T3">Na</text:span><text:span text:style-name="T4">š</text:span><text:span text:style-name="T1"> zadatak je </text:span><text:span text:style-name="T3">bio </text:span><text:span text:style-name="T1">da u </text:span><text:line-break/><text:span text:style-name="T1">okviru KLEEa osmisli</text:span><text:span text:style-name="T3">mo</text:span><text:span text:style-name="T1"> i implementira</text:span><text:span text:style-name="T3">mo</text:span><text:span text:style-name="T1"> nov algoritam pretrage kao i da </text:span><text:line-break/><text:span text:style-name="T1">napravi</text:span><text:span text:style-name="T3">mo</text:span><text:span text:style-name="T1"> eksperimente kojima </text:span><text:span text:style-name="T4">ć</text:span><text:span text:style-name="T1">e</text:span><text:span text:style-name="T3">mo</text:span><text:span text:style-name="T1"> uporediti postoje</text:span><text:span text:style-name="T4">ć</text:span><text:span text:style-name="T1">e algoritme </text:span><text:line-break/><text:span text:style-name="T1">pretrage sa </text:span><text:span text:style-name="T3">na</text:span><text:span text:style-name="T4">š</text:span><text:span text:style-name="T3">im</text:span><text:span text:style-name="T1"> algoritmom.</text:span><text:line-break/></text:p>
      <text:p text:style-name="P9"><text:soft-page-break/>Naša ideja ovde je bila da KLEE-u prosleđujemo stanje tako što ćemo praviti AVL stablo, čiji čvorovi bi bili struktura podataka koja bi kao podatke imala ExecutionState, pokazivače na levo i desno podstablo, visinu stabla (koja služi da bi se vršilo balansiranje stabla), a njegov koren prosledjivali dalje. <text:span text:style-name="T5">AVL smo izabrali iz razloga što nam daje brže osnovne operacije umetanja, brisanja, i pretrage čvorova stabla. </text:span>Kao kriterijum za pravljenje i balansiranje smo uveli novi parametar nasWeight, koji se postavlja random za sve čvorove stabla. <text:span text:style-name="T5">U nastavku ćemo videti </text:span><text:span text:style-name="T9">primere</text:span><text:span text:style-name="T5"> korišćenja ovog načina pretrage u KLEE-u <text:s/>i poređenje sa već postojećim algoritmima koji postoje u fajlu UserSearcher.cpp. </text:span></text:p>
      <text:p text:style-name="P15">PRIMERI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r" fo:country="R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3:17:53.113684005</meta:creation-date>
    <dc:date>2018-09-08T14:56:10.210706488</dc:date>
    <meta:editing-duration>PT21M53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3" meta:paragraph-count="30" meta:word-count="1030" meta:character-count="6127" meta:non-whitespace-character-count="5221"/>
  </office:meta>
</office:document-meta>
</file>